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32a7f" officeooo:paragraph-rsid="00132a7f"/>
    </style:style>
    <style:style style:name="P2" style:family="paragraph" style:parent-style-name="Standard">
      <style:paragraph-properties fo:text-align="center" style:justify-single-word="false"/>
      <style:text-properties fo:font-size="15pt" fo:font-weight="bold" officeooo:rsid="00132a7f" officeooo:paragraph-rsid="00132a7f" style:font-size-asian="15pt" style:font-weight-asian="bold" style:font-size-complex="15pt" style:font-weight-complex="bold"/>
    </style:style>
    <style:style style:name="T1" style:family="text">
      <style:text-properties officeooo:rsid="0015272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Multi-loopbacks for Linux</text:p>
      <text:p text:style-name="P1"/>
      <text:p text:style-name="P1">How this driver was created:</text:p>
      <text:p text:style-name="P1"/>
      <text:p text:style-name="P1">1. Base of the driver is dummy.c driver.</text:p>
      <text:p text:style-name="P1">2. Change lo_xmit function to be as same as the one in vrf.c</text:p>
      <text:p text:style-name="P1"/>
      <text:p text:style-name="P1">Functions to be added and the equivalent in vrf.c:</text:p>
      <text:p text:style-name="P1"/>
      <text:p text:style-name="P1">lo_rx_stats<text:tab/><text:tab/><text:tab/>-&gt; vrf_rx_stats</text:p>
      <text:p text:style-name="P1">lo_tx_error<text:tab/><text:tab/><text:tab/>-&gt; vrf_tx_error</text:p>
      <text:p text:style-name="P1">lo_get_stats64<text:tab/><text:tab/><text:tab/>-&gt; vrf_get_stats64</text:p>
      <text:p text:style-name="P1">lo_local_xmit<text:tab/><text:tab/><text:tab/>-&gt; vrf_local_xmit</text:p>
      <text:p text:style-name="P1">lo_nf_reset_ct<text:tab/><text:tab/><text:tab/>-&gt; vrf_nf_reset_ct</text:p>
      <text:p text:style-name="P1">lo_ip6_local_out<text:tab/><text:tab/>-&gt; vrf_ip6_local_out</text:p>
      <text:p text:style-name="P1">lo_process_v6_outbound<text:tab/>-&gt; vrf_process_v6_outbound</text:p>
      <text:p text:style-name="P1">lo_ip_local_out<text:tab/><text:tab/>-&gt; vrf_ip_local_out</text:p>
      <text:p text:style-name="P1">lo_process_v4_outbound<text:tab/>-&gt; vrf_process_v4_outbound</text:p>
      <text:p text:style-name="P1">is_ip_tx_frame<text:tab/><text:tab/>-&gt; vrf_ip_tx_frame</text:p>
      <text:p text:style-name="P1"/>
      <text:p text:style-name="P1">3. Headers should be <text:span text:style-name="T1">adapted. I used </text:span><text:a xlink:type="simple" xlink:href="https://elixir.bootlin.com/" text:style-name="Internet_20_link" text:visited-style-name="Visited_20_Internet_20_Link"><text:span text:style-name="T1">https://elixir.bootlin.com/</text:span></text:a><text:span text:style-name="T1"> site to get the headers for each Kernel version.</text:span>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o" fo:country="RO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ro" fo:country="RO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25T22:48:09.657000000</meta:creation-date>
    <dc:date>2024-01-25T23:48:33.151000000</dc:date>
    <meta:editing-duration>PT1H22S</meta:editing-duration>
    <meta:editing-cycles>2</meta:editing-cycles>
    <meta:generator>LibreOffice/7.6.4.1$Windows_X86_64 LibreOffice_project/e19e193f88cd6c0525a17fb7a176ed8e6a3e2aa1</meta:generator>
    <meta:document-statistic meta:table-count="0" meta:image-count="0" meta:object-count="0" meta:page-count="1" meta:paragraph-count="16" meta:word-count="85" meta:character-count="683" meta:non-whitespace-character-count="601"/>
  </office:meta>
</office:document-meta>
</file>